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Arial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1.162cm" fo:min-width="1.087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textarea-vertical-align="middle" draw:auto-grow-height="true" draw:auto-grow-width="true" fo:min-height="0.935cm" fo:min-width="2.459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textarea-vertical-align="middle" draw:auto-grow-height="true" draw:auto-grow-width="true" fo:min-height="0.935cm" fo:min-width="2.83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textarea-vertical-align="middle" draw:auto-grow-height="true" draw:auto-grow-width="true" fo:min-height="0.935cm" fo:min-width="3.10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b3b3b3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textarea-vertical-align="middle" draw:auto-grow-height="true" draw:auto-grow-width="true" fo:min-height="0cm" fo:min-width="0cm" fo:padding-top="0.136cm" fo:padding-bottom="0.136cm" fo:padding-left="0.259cm" fo:padding-right="0.259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loe Design</text:h>
      <text:p text:style-name="Text_20_body">Sloe is a system to run a web site presenting photographic and video footage of sporting events.</text:p>
      <text:h text:style-name="Heading_20_2" text:outline-level="2">Object representation</text:h>
      <text:p text:style-name="Text_20_body">Sloe represents the real-world situation using the following objects.</text:p>
      <text:p text:style-name="Text_20_body"/>
      <text:p text:style-name="P1"><draw:frame draw:style-name="fr1" draw:name="Object1" text:anchor-type="paragraph" svg:width="18.501cm" style:rel-width="100%" svg:height="6.459cm" style:rel-height="scale" draw:z-index="0"><draw:object xlink:href="./Object 1" xlink:type="simple" xlink:show="embed" xlink:actuate="onLoad"/><draw:image xlink:href="./ObjectReplacements/Object 1" xlink:type="simple" xlink:show="embed" xlink:actuate="onLoad"/></draw:frame>World object types</text:p>
      <text:p text:style-name="Text_20_body">The objects relate to each other with various one to one and one to many relationships.</text:p>
      <text:p text:style-name="P1"><draw:g text:anchor-type="paragraph" draw:z-index="1" draw:style-name="gr1"><draw:g draw:style-name="gr2"><draw:g draw:style-name="gr2"><draw:polyline draw:style-name="gr3" draw:text-style-name="P2" svg:width="0.706cm" svg:height="0.706cm" draw:transform="rotate (-0.785398163398486) translate (11.0017509526644cm 7.70945701754079cm)" svg:viewBox="0 0 707 707" draw:points="0,0 0,707 707,707"><text:p/></draw:polyline><draw:connector draw:style-name="gr4" draw:text-style-name="P2" svg:x1="8.001cm" svg:y1="8.208cm" svg:x2="11cm" svg:y2="8.208cm" svg:d="m8001 8208h2999"><text:p/></draw:connector></draw:g><draw:polyline draw:style-name="gr3" draw:text-style-name="P2" svg:width="0.706cm" svg:height="0.708cm" draw:transform="skewX (-0.00174532925199391) rotate (0.782954702444508) translate (11.9988801245397cm 8.20788645862236cm)" svg:viewBox="0 0 707 709" draw:points="707,0 707,707 0,709"><text:p/></draw:polyline><draw:connector draw:style-name="gr4" draw:text-style-name="P2" svg:x1="3.5cm" svg:y1="8.208cm" svg:x2="6.5cm" svg:y2="8.208cm" svg:d="m3500 8208h3000"><text:p/></draw:connector><draw:g draw:style-name="gr2"><draw:polyline draw:style-name="gr3" draw:text-style-name="P2" svg:width="0.706cm" svg:height="0.706cm" draw:transform="rotate (-0.785398163398486) translate (15.4997509526644cm 7.7094570175408cm)" svg:viewBox="0 0 707 707" draw:points="0,0 0,707 707,707"><text:p/></draw:polyline><draw:connector draw:style-name="gr4" draw:text-style-name="P2" svg:x1="12.499cm" svg:y1="8.208cm" svg:x2="15.499cm" svg:y2="8.208cm" svg:d="m12499 8208h3000"><text:p/></draw:connector></draw:g><draw:rect draw:style-name="gr3" draw:text-style-name="P2" svg:width="15.001cm" svg:height="2.502cm" svg:x="1.5cm" svg:y="7.208cm"><text:p/></draw:rect><draw:frame draw:style-name="gr5" draw:text-style-name="P4" svg:width="1.616cm" svg:height="1.435cm" svg:x="1.595cm" svg:y="7.908cm"><draw:text-box><text:p text:style-name="P3"><text:span text:style-name="T1">Key</text:span></text:p></draw:text-box></draw:frame><draw:frame draw:style-name="gr6" draw:text-style-name="P6" svg:width="2.978cm" svg:height="1.207cm" svg:x="3.5cm" svg:y="8.419cm"><draw:text-box><text:p text:style-name="P5"><text:span text:style-name="T2">One to one</text:span></text:p></draw:text-box></draw:frame><draw:frame draw:style-name="gr7" draw:text-style-name="P6" svg:width="3.354cm" svg:height="1.207cm" svg:x="7.846cm" svg:y="8.419cm"><draw:text-box><text:p text:style-name="P5"><text:span text:style-name="T2">One to many</text:span></text:p></draw:text-box></draw:frame><draw:frame draw:style-name="gr8" draw:text-style-name="P6" svg:width="3.624cm" svg:height="1.207cm" svg:x="12.178cm" svg:y="8.419cm"><draw:text-box><text:p text:style-name="P5"><text:span text:style-name="T2">Many to many</text:span></text:p></draw:text-box></draw:frame></draw:g><draw:rect draw:style-name="gr9" draw:text-style-name="P2" xml:id="id1" draw:id="id1" svg:width="4cm" svg:height="2.001cm" svg:x="0.002cm" svg:y="2.209cm"><text:p text:style-name="P5"><text:span text:style-name="T1">Unit</text:span></text:p></draw:rect><draw:rect draw:style-name="gr9" draw:text-style-name="P2" xml:id="id2" draw:id="id2" svg:width="4cm" svg:height="2.001cm" svg:x="6.999cm" svg:y="4.209cm"><text:p text:style-name="P5"><text:span text:style-name="T1">Equipment</text:span></text:p></draw:rect><draw:connector draw:style-name="gr4" draw:text-style-name="P2" svg:x1="4.001cm" svg:y1="3.209cm" svg:x2="6.999cm" svg:y2="5.209cm" draw:start-shape="id1" draw:start-glue-point="1" draw:end-shape="id2" draw:end-glue-point="3" svg:d="m4001 3209h1499v2000h1499"><text:p/></draw:connector><draw:rect draw:style-name="gr9" draw:text-style-name="P2" xml:id="id3" draw:id="id3" svg:width="4cm" svg:height="2.001cm" svg:x="6.999cm" svg:y="0.212cm"><text:p text:style-name="P5"><text:span text:style-name="T1">Role</text:span></text:p></draw:rect><draw:rect draw:style-name="gr9" draw:text-style-name="P2" xml:id="id4" draw:id="id4" svg:width="4cm" svg:height="2.001cm" svg:x="14cm" svg:y="0.212cm"><text:p text:style-name="P5"><text:span text:style-name="T1">Person</text:span></text:p></draw:rect><draw:connector draw:style-name="gr4" draw:text-style-name="P2" svg:x1="10.998cm" svg:y1="1.212cm" svg:x2="14cm" svg:y2="1.212cm" draw:start-shape="id3" draw:start-glue-point="1" draw:end-shape="id4" svg:d="m10998 1212h3002"><text:p/></draw:connector><draw:polyline draw:style-name="gr3" draw:text-style-name="P2" svg:width="0.707cm" svg:height="0.706cm" draw:transform="skewX (-0.00174532925199399) rotate (-0.787841624351278) translate (6.9994368732438cm 0.708457017542616cm)" svg:viewBox="0 0 708 707" draw:points="0,0 1,707 708,705"><text:p/></draw:polyline><draw:connector draw:style-name="gr10" draw:text-style-name="P2" svg:x1="4.001cm" svg:y1="3.209cm" svg:x2="6.999cm" svg:y2="1.212cm" draw:start-shape="id1" draw:start-glue-point="1" draw:end-shape="id3" svg:d="m4001 3209h1499v-1997h1499"><text:p/></draw:connector><draw:polyline draw:style-name="gr3" draw:text-style-name="P2" svg:width="0.707cm" svg:height="0.706cm" draw:transform="skewX (0.001745329251994) rotate (0.787841624350092) translate (10.5003869021649cm 1.21041022801706cm)" svg:viewBox="0 0 708 707" draw:points="708,0 707,707 0,705"><text:p/></draw:polyline></draw:g>World object cardinality - Unit</text:p>
      <text:p text:style-name="Text_20_body"/>
      <text:p text:style-name="P1"><draw:g text:anchor-type="paragraph" draw:z-index="2" draw:style-name="gr1"><draw:rect draw:style-name="gr9" draw:text-style-name="P2" xml:id="id5" draw:id="id5" svg:width="4cm" svg:height="2.001cm" svg:x="-0.005cm" svg:y="3.05cm"><text:p text:style-name="P5"><text:span text:style-name="T1">Event</text:span></text:p></draw:rect><draw:rect draw:style-name="gr11" draw:text-style-name="P2" xml:id="id6" draw:id="id6" svg:width="4.001cm" svg:height="2.001cm" svg:x="6.994cm" svg:y="1.049cm"><text:p text:style-name="P5"><text:span text:style-name="T1">Event</text:span></text:p></draw:rect><draw:rect draw:style-name="gr11" draw:text-style-name="P2" xml:id="id7" draw:id="id7" svg:width="4cm" svg:height="2.001cm" svg:x="13.995cm" svg:y="1.049cm"><text:p text:style-name="P5"><text:span text:style-name="T1">Event</text:span></text:p></draw:rect><draw:polyline draw:style-name="gr3" draw:text-style-name="P2" svg:width="0.706cm" svg:height="0.708cm" draw:transform="skewX (0.001745329251994) rotate (-0.782954702445695) translate (13.9937751346001cm 1.54966572908977cm)" svg:viewBox="0 0 707 709" draw:points="0,0 0,707 707,709"><text:p/></draw:polyline><draw:connector draw:style-name="gr4" draw:text-style-name="P2" svg:x1="3.994cm" svg:y1="4.049cm" svg:x2="6.995cm" svg:y2="2.049cm" draw:start-shape="id5" draw:start-glue-point="1" draw:end-shape="id6" draw:end-glue-point="3" svg:d="m3994 4049h1502v-2000h1499"><text:p/></draw:connector><draw:connector draw:style-name="gr4" draw:text-style-name="P2" svg:x1="10.995cm" svg:y1="2.049cm" svg:x2="13.996cm" svg:y2="2.049cm" draw:start-shape="id6" draw:start-glue-point="1" draw:end-shape="id7" svg:d="m10995 2049h3001"><text:p/></draw:connector><draw:rect draw:style-name="gr9" draw:text-style-name="P2" xml:id="id8" draw:id="id8" svg:width="4.001cm" svg:height="2.001cm" svg:x="6.994cm" svg:y="7.05cm"><text:p text:style-name="P5"><text:span text:style-name="T1">Entry</text:span></text:p></draw:rect><draw:rect draw:style-name="gr9" draw:text-style-name="P2" xml:id="id9" draw:id="id9" svg:width="4cm" svg:height="2.001cm" svg:x="13.995cm" svg:y="4.05cm"><text:p text:style-name="P5"><text:span text:style-name="T1">Unit</text:span></text:p></draw:rect><draw:connector draw:style-name="gr4" draw:text-style-name="P2" svg:x1="3.994cm" svg:y1="4.05cm" svg:x2="6.995cm" svg:y2="8.05cm" draw:start-shape="id5" draw:start-glue-point="1" draw:end-shape="id8" draw:end-glue-point="3" svg:d="m3994 4050h1502v4000h1499"><text:p/></draw:connector><draw:connector draw:style-name="gr4" draw:text-style-name="P2" svg:x1="10.995cm" svg:y1="8.05cm" svg:x2="13.996cm" svg:y2="5.05cm" draw:start-shape="id8" draw:start-glue-point="1" draw:end-shape="id9" draw:end-glue-point="3" svg:d="m10995 8050h1501v-3000h1500"><text:p/></draw:connector><draw:polyline draw:style-name="gr3" draw:text-style-name="P2" svg:width="0.706cm" svg:height="0.706cm" draw:transform="rotate (-0.785398163398486) translate (6.99412499999814cm 1.55001388888705cm)" svg:viewBox="0 0 707 707" draw:points="0,0 0,707 707,707"><text:p/></draw:polyline><draw:frame draw:style-name="gr12" draw:text-style-name="P7" svg:width="1.463cm" svg:height="1.572cm" svg:x="17.895cm" svg:y="0.933cm"><draw:text-box><text:p text:style-name="P5"><text:span text:style-name="T3">...</text:span></text:p></draw:text-box></draw:frame><draw:frame draw:style-name="gr12" draw:text-style-name="P6" svg:width="3.899cm" svg:height="0.842cm" svg:x="-0.005cm" svg:y="2.215cm"><draw:text-box><text:p text:style-name="P5"><text:span text:style-name="T2">e.g. Mays 2013</text:span></text:p></draw:text-box></draw:frame><draw:frame draw:style-name="gr12" draw:text-style-name="P6" svg:width="2.5cm" svg:height="0.842cm" svg:x="7.696cm" svg:y="0.215cm"><draw:text-box><text:p text:style-name="P5"><text:span text:style-name="T2">Saturday</text:span></text:p></draw:text-box></draw:frame><draw:frame draw:style-name="gr12" draw:text-style-name="P6" svg:width="3.925cm" svg:height="0.842cm" svg:x="14.06cm" svg:y="0.215cm"><draw:text-box><text:p text:style-name="P5"><text:span text:style-name="T2">Mens division 3</text:span></text:p></draw:text-box></draw:frame><draw:polyline draw:style-name="gr3" draw:text-style-name="P2" svg:width="0.706cm" svg:height="0.706cm" draw:transform="skewX (-0.00174532925199402) rotate (-0.787841624351278) translate (6.99412499999933cm 7.55001388888819cm)" svg:viewBox="0 0 707 707" draw:points="0,0 0,707 707,705"><text:p/></draw:polyline><draw:rect draw:style-name="gr9" draw:text-style-name="P2" xml:id="id10" draw:id="id10" svg:width="4cm" svg:height="2.001cm" svg:x="13.995cm" svg:y="7.05cm"><text:p text:style-name="P5"><text:span text:style-name="T1">Event</text:span></text:p><text:p text:style-name="P5"><text:span text:style-name="T1">Category</text:span></text:p></draw:rect><draw:connector draw:style-name="gr4" draw:text-style-name="P8" svg:x1="10.995cm" svg:y1="8.05cm" svg:x2="13.996cm" svg:y2="8.05cm" draw:start-shape="id8" draw:start-glue-point="1" draw:end-shape="id10" draw:end-glue-point="3" svg:d="m10995 8050h3001"><text:p/></draw:connector><draw:rect draw:style-name="gr9" draw:text-style-name="P2" xml:id="id11" draw:id="id11" svg:width="4.001cm" svg:height="2.001cm" svg:x="6.994cm" svg:y="10.05cm"><text:p text:style-name="P5"><text:span text:style-name="T1">Event</text:span></text:p><text:p text:style-name="P5"><text:span text:style-name="T1">Category</text:span></text:p></draw:rect><draw:connector draw:style-name="gr4" draw:text-style-name="P8" svg:x1="1.993cm" svg:y1="5.05cm" svg:x2="6.994cm" svg:y2="11.051cm" draw:start-shape="id5" draw:start-glue-point="2" draw:end-shape="id11" draw:end-glue-point="3" svg:d="m1993 5050v6001h5001"><text:p/></draw:connector><draw:rect draw:style-name="gr9" draw:text-style-name="P2" xml:id="id13" draw:id="id13" svg:width="4cm" svg:height="2.001cm" svg:x="13.995cm" svg:y="10.05cm"><text:p text:style-name="P5"><text:span text:style-name="T1">Result</text:span></text:p></draw:rect><draw:rect draw:style-name="gr9" draw:text-style-name="P2" xml:id="id12" draw:id="id12" svg:width="4.001cm" svg:height="2.001cm" svg:x="6.994cm" svg:y="13.049cm"><text:p text:style-name="P5"><text:span text:style-name="T1">Equipment</text:span></text:p><text:p text:style-name="P5"><text:span text:style-name="T1">Category</text:span></text:p></draw:rect><draw:connector draw:style-name="gr4" draw:text-style-name="P8" svg:x1="1.993cm" svg:y1="5.05cm" svg:x2="6.994cm" svg:y2="14.049cm" draw:start-shape="id5" draw:start-glue-point="2" draw:end-shape="id12" draw:end-glue-point="3" svg:d="m1993 5050v8999h5001"><text:p/></draw:connector><draw:rect draw:style-name="gr9" draw:text-style-name="P2" svg:width="4cm" svg:height="2.001cm" svg:x="6.985cm" svg:y="10.04cm"><text:p text:style-name="P5"><text:span text:style-name="T1">Event</text:span></text:p><text:p text:style-name="P5"><text:span text:style-name="T1">Category</text:span></text:p></draw:rect><draw:connector draw:style-name="gr4" draw:text-style-name="P8" svg:x1="10.995cm" svg:y1="8.05cm" svg:x2="13.996cm" svg:y2="11.051cm" draw:start-shape="id8" draw:start-glue-point="1" draw:end-shape="id13" draw:end-glue-point="3" svg:d="m10995 8050h1501v3001h1500"><text:p/></draw:connector></draw:g><text:soft-page-break/>World object cardinality - Event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8:19:32.07</meta:creation-date>
    <meta:generator>OpenOffice.org/3.4.1$Win32 OpenOffice.org_project/341m1$Build-9593</meta:generator>
    <dc:date>2013-06-29T20:18:52.33</dc:date>
    <meta:editing-duration>PT1H59M4S</meta:editing-duration>
    <meta:editing-cycles>4</meta:editing-cycles>
    <meta:print-date>2013-06-29T19:23:36.04</meta:print-date>
    <meta:document-statistic meta:table-count="0" meta:image-count="0" meta:object-count="1" meta:page-count="2" meta:paragraph-count="8" meta:word-count="59" meta:character-count="3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17.73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Object name</text:p>
          </table:table-cell>
          <table:table-cell table:style-name="ce3" office:value-type="string">
            <text:p>Description</text:p>
          </table:table-cell>
        </table:table-row>
        <table:table-row table:style-name="ro2">
          <table:table-cell table:style-name="ce1" table:number-columns-repeated="2"/>
          <table:table-cell table:style-name="ce3"/>
        </table:table-row>
        <table:table-row table:style-name="ro1">
          <table:table-cell office:value-type="string">
            <text:p>0x01</text:p>
          </table:table-cell>
          <table:table-cell office:value-type="string">
            <text:p>Person</text:p>
          </table:table-cell>
          <table:table-cell office:value-type="string">
            <text:p>A single person</text:p>
          </table:table-cell>
        </table:table-row>
        <table:table-row table:style-name="ro1">
          <table:table-cell office:value-type="string">
            <text:p>0x02</text:p>
          </table:table-cell>
          <table:table-cell office:value-type="string">
            <text:p>Equipment</text:p>
          </table:table-cell>
          <table:table-cell office:value-type="string">
            <text:p>A single set of equipment needed to row</text:p>
          </table:table-cell>
        </table:table-row>
        <table:table-row table:style-name="ro1">
          <table:table-cell office:value-type="string">
            <text:p>0x03</text:p>
          </table:table-cell>
          <table:table-cell office:value-type="string">
            <text:p>Club</text:p>
          </table:table-cell>
          <table:table-cell office:value-type="string">
            <text:p>Rowing club. <text:s/>A group of People and Equipment</text:p>
          </table:table-cell>
        </table:table-row>
        <table:table-row table:style-name="ro3">
          <table:table-cell office:value-type="string">
            <text:p>0x04</text:p>
          </table:table-cell>
          <table:table-cell office:value-type="string">
            <text:p>Unit</text:p>
          </table:table-cell>
          <table:table-cell office:value-type="string">
            <text:p>The combination of Squad and Equipment, i.e. boat and crew – everything needed to go rowing or compete in an event</text:p>
          </table:table-cell>
        </table:table-row>
        <table:table-row table:style-name="ro1">
          <table:table-cell office:value-type="string">
            <text:p>0x05</text:p>
          </table:table-cell>
          <table:table-cell office:value-type="string">
            <text:p>Role</text:p>
          </table:table-cell>
          <table:table-cell office:value-type="string">
            <text:p>The role of a Person within the Unit, e.g. rowing at position 6</text:p>
          </table:table-cell>
        </table:table-row>
        <table:table-row table:style-name="ro1">
          <table:table-cell office:value-type="string">
            <text:p>0x06</text:p>
          </table:table-cell>
          <table:table-cell office:value-type="string">
            <text:p>Session</text:p>
          </table:table-cell>
          <table:table-cell office:value-type="string">
            <text:p>A single instance of a Unit going rowing</text:p>
          </table:table-cell>
        </table:table-row>
        <table:table-row table:style-name="ro1">
          <table:table-cell office:value-type="string">
            <text:p>0x07</text:p>
          </table:table-cell>
          <table:table-cell office:value-type="string">
            <text:p>EquipmentCategory</text:p>
          </table:table-cell>
          <table:table-cell office:value-type="string">
            <text:p>Coxed IV, double, etc.</text:p>
          </table:table-cell>
        </table:table-row>
        <table:table-row table:style-name="ro1">
          <table:table-cell office:value-type="string">
            <text:p>0x08</text:p>
          </table:table-cell>
          <table:table-cell office:value-type="string">
            <text:p>Event</text:p>
          </table:table-cell>
          <table:table-cell office:value-type="string">
            <text:p>Events can contain a tree of other Events, e.g. a division or day is an Event in the tree of the parent Event</text:p>
          </table:table-cell>
        </table:table-row>
        <table:table-row table:style-name="ro1">
          <table:table-cell office:value-type="string">
            <text:p>0x09</text:p>
          </table:table-cell>
          <table:table-cell office:value-type="string">
            <text:p>EventCategory</text:p>
          </table:table-cell>
          <table:table-cell office:value-type="string">
            <text:p>Competitive category, e.g. IM3</text:p>
          </table:table-cell>
        </table:table-row>
        <table:table-row table:style-name="ro1">
          <table:table-cell office:value-type="string">
            <text:p>0x0a</text:p>
          </table:table-cell>
          <table:table-cell office:value-type="string">
            <text:p>Entry</text:p>
          </table:table-cell>
          <table:table-cell office:value-type="string">
            <text:p>An entry into a single Event</text:p>
          </table:table-cell>
        </table:table-row>
        <table:table-row table:style-name="ro1">
          <table:table-cell office:value-type="string">
            <text:p>0x0b</text:p>
          </table:table-cell>
          <table:table-cell office:value-type="string">
            <text:p>Quality</text:p>
          </table:table-cell>
          <table:table-cell office:value-type="string">
            <text:p>Object representing the merit or otherwise of another object, e.g. time to complete a course, or catch speed</text:p>
          </table:table-cell>
        </table:table-row>
        <table:table-row table:style-name="ro1">
          <table:table-cell office:value-type="string">
            <text:p>0x0c</text:p>
          </table:table-cell>
          <table:table-cell office:value-type="string">
            <text:p>Result</text:p>
          </table:table-cell>
          <table:table-cell office:value-type="string">
            <text:p>Could be time, final position, or a tree of Results, e.g. won semi final, lost final</text:p>
          </table:table-cell>
        </table:table-row>
        <table:table-row table:style-name="ro1">
          <table:table-cell office:value-type="string">
            <text:p>0x0d</text:p>
          </table:table-cell>
          <table:table-cell office:value-type="string">
            <text:p>Order</text:p>
          </table:table-cell>
          <table:table-cell office:value-type="string">
            <text:p>An ordered sequence of other objects, representing e.g. a division start order or ordered set of results</text:p>
          </table:table-cell>
        </table:table-row>
        <table:table-row table:style-name="ro3">
          <table:table-cell office:value-type="string">
            <text:p>0x0e</text:p>
          </table:table-cell>
          <table:table-cell office:value-type="string">
            <text:p>OrderController</text:p>
          </table:table-cell>
          <table:table-cell office:value-type="string">
            <text:p>An object controlling the order within an Order object, typically by either containing a fixed order or comparing one or more Qualities or object attributes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9">29/06/2013</text:date>, <text:time>20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